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993366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ff950e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3cm" fo:min-width="0cm"/>
    </style:style>
    <style:style style:name="gr10" style:family="graphic" style:parent-style-name="standard">
      <style:graphic-properties svg:stroke-width="0.254cm" draw:marker-start-width="0.579cm" draw:marker-end-width="0.579cm" draw:fill="solid" draw:fill-color="#ff950e" draw:textarea-horizontal-align="justify" draw:textarea-vertical-align="middle" draw:auto-grow-height="false" fo:padding-top="0.25cm" fo:padding-bottom="0.25cm" fo:padding-left="0.375cm" fo:padding-right="0.375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7cm" fo:min-width="1.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7cm" fo:min-width="1.90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7cm" fo:min-width="1.9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7cm" fo:min-width="1.7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7cm" fo:min-width="1.6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7cm" fo:min-width="2.0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7cm" fo:min-width="0.721cm"/>
    </style:style>
    <style:style style:name="gr18" style:family="graphic" style:parent-style-name="objectwithoutfill">
      <style:graphic-properties draw:stroke="dash" draw:stroke-dash="Dashed_20__28_var_29_" svg:stroke-width="0.305cm" draw:marker-start-width="0.655cm" draw:marker-end="Arrow" draw:marker-end-width="0.755cm" draw:fill="none" draw:fill-color="#993366" draw:textarea-vertical-align="middle" fo:padding-top="0.275cm" fo:padding-bottom="0.275cm" fo:padding-left="0.4cm" fo:padding-right="0.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96pt" style:font-size-asian="96pt" style:font-size-complex="96pt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5.654cm" svg:height="17.272cm" svg:x="1.27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88cm" svg:height="4.572cm" svg:x="8.274cm" svg:y="2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88cm" svg:height="4.572cm" svg:x="14.332cm" svg:y="2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88cm" svg:height="4.572cm" svg:x="20.32cm" svg:y="2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88cm" svg:height="4.572cm" svg:x="2.286cm" svg:y="7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88cm" svg:height="4.572cm" svg:x="8.274cm" svg:y="7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88cm" svg:height="4.572cm" svg:x="14.332cm" svg:y="7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88cm" svg:height="4.572cm" svg:x="20.32cm" svg:y="7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88cm" svg:height="4.572cm" svg:x="2.286cm" svg:y="1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88cm" svg:height="4.572cm" svg:x="8.274cm" svg:y="1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88cm" svg:height="4.572cm" svg:x="14.332cm" svg:y="1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88cm" svg:height="4.572cm" svg:x="20.32cm" svg:y="1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88cm" svg:height="4.572cm" svg:x="2.286cm" svg:y="2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custom-shape draw:style-name="gr1" draw:text-style-name="P1" draw:layer="layout" svg:width="25.654cm" svg:height="17.272cm" svg:x="1.27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1" draw:layer="layout" svg:width="4.927cm" svg:height="4.031cm" svg:x="10.614cm" svg:y="3.5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15.955cm" svg:y="3.5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21.235cm" svg:y="3.5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5.334cm" svg:y="8.0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10.614cm" svg:y="8.0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15.955cm" svg:y="8.0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21.235cm" svg:y="8.0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2cm" svg:x="5.334cm" svg:y="12.5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2cm" svg:x="10.614cm" svg:y="12.5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2cm" svg:x="15.955cm" svg:y="12.5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2cm" svg:x="21.235cm" svg:y="12.5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5.334cm" svg:y="3.5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1" draw:layer="layout" svg:width="2.54cm" svg:height="12.954cm" svg:x="2.032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.666cm" svg:height="7.616cm" svg:x="2.446cm" svg:y="6.076cm">
          <draw:text-box>
            <text:p><text:span text:style-name="T1">F</text:span></text:p>
            <text:p><text:span text:style-name="T1">T</text:span></text:p>
            <text:p><text:span text:style-name="T1">L</text:span></text:p>
          </draw:text-box>
        </draw:frame>
        <draw:frame draw:style-name="gr6" draw:text-style-name="P1" draw:layer="layout" svg:width="2.794cm" svg:height="1.835cm" svg:x="6.35cm" svg:y="4.769cm">
          <draw:text-box>
            <text:p text:style-name="P1">Memory Bank</text:p>
          </draw:text-box>
        </draw:frame>
        <draw:frame draw:style-name="gr6" draw:text-style-name="P1" draw:layer="layout" svg:width="2.794cm" svg:height="1.835cm" svg:x="11.684cm" svg:y="4.769cm">
          <draw:text-box>
            <text:p text:style-name="P1">Memory Bank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custom-shape draw:style-name="gr1" draw:text-style-name="P1" draw:layer="layout" svg:width="25.654cm" svg:height="17.272cm" svg:x="1.27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1" draw:layer="layout" svg:width="4.927cm" svg:height="4.031cm" svg:x="10.614cm" svg:y="3.5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15.955cm" svg:y="3.5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21.235cm" svg:y="3.5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5.334cm" svg:y="8.0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10.614cm" svg:y="8.0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15.955cm" svg:y="8.0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21.235cm" svg:y="8.0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2cm" svg:x="5.334cm" svg:y="12.5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2cm" svg:x="10.614cm" svg:y="12.5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2cm" svg:x="15.955cm" svg:y="12.5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2cm" svg:x="21.235cm" svg:y="12.5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5.334cm" svg:y="3.5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1" draw:layer="layout" svg:width="2.54cm" svg:height="12.954cm" svg:x="2.032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.666cm" svg:height="7.616cm" svg:x="2.446cm" svg:y="6.076cm">
          <draw:text-box>
            <text:p><text:span text:style-name="T1">F</text:span></text:p>
            <text:p><text:span text:style-name="T1">T</text:span></text:p>
            <text:p><text:span text:style-name="T1">L</text:span></text:p>
          </draw:text-box>
        </draw:frame>
        <draw:frame draw:style-name="gr6" draw:text-style-name="P1" draw:layer="layout" svg:width="2.794cm" svg:height="1.835cm" svg:x="11.684cm" svg:y="4.769cm">
          <draw:text-box>
            <text:p text:style-name="P1">Memory Bank</text:p>
          </draw:text-box>
        </draw:frame>
        <draw:g>
          <draw:line draw:style-name="gr7" draw:text-style-name="P1" draw:layer="layout" svg:x1="6.902cm" svg:y1="3.556cm" svg:x2="6.902cm" svg:y2="7.587cm">
            <text:p/>
          </draw:line>
          <draw:line draw:style-name="gr7" draw:text-style-name="P1" draw:layer="layout" svg:x1="8.603cm" svg:y1="3.556cm" svg:x2="8.603cm" svg:y2="7.587cm">
            <text:p/>
          </draw:line>
          <draw:line draw:style-name="gr7" draw:text-style-name="P1" draw:layer="layout" svg:x1="5.334cm" svg:y1="4.9cm" svg:x2="10.261cm" svg:y2="4.9cm">
            <text:p/>
          </draw:line>
          <draw:line draw:style-name="gr7" draw:text-style-name="P1" draw:layer="layout" svg:x1="5.334cm" svg:y1="6.243cm" svg:x2="10.261cm" svg:y2="6.243cm">
            <text:p/>
          </draw:line>
        </draw:g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custom-shape draw:style-name="gr1" draw:text-style-name="P1" draw:layer="layout" svg:width="25.654cm" svg:height="17.272cm" svg:x="1.27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1" draw:layer="layout" svg:width="4.927cm" svg:height="4.031cm" svg:x="10.614cm" svg:y="3.5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15.955cm" svg:y="3.5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21.235cm" svg:y="3.5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5.334cm" svg:y="8.0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10.614cm" svg:y="8.0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15.955cm" svg:y="8.0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21.235cm" svg:y="8.0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2cm" svg:x="5.334cm" svg:y="12.5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2cm" svg:x="10.614cm" svg:y="12.5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2cm" svg:x="15.955cm" svg:y="12.5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2cm" svg:x="21.235cm" svg:y="12.5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.927cm" svg:height="4.031cm" svg:x="5.334cm" svg:y="3.5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1" draw:layer="layout" svg:width="2.54cm" svg:height="12.954cm" svg:x="2.032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.666cm" svg:height="7.616cm" svg:x="2.446cm" svg:y="6.076cm">
          <draw:text-box>
            <text:p><text:span text:style-name="T1">F</text:span></text:p>
            <text:p><text:span text:style-name="T1">T</text:span></text:p>
            <text:p><text:span text:style-name="T1">L</text:span></text:p>
          </draw:text-box>
        </draw:frame>
        <draw:frame draw:style-name="gr6" draw:text-style-name="P1" draw:layer="layout" svg:width="2.794cm" svg:height="1.835cm" svg:x="11.684cm" svg:y="4.769cm">
          <draw:text-box>
            <text:p text:style-name="P1">Memory Bank</text:p>
          </draw:text-box>
        </draw:frame>
        <draw:g>
          <draw:line draw:style-name="gr7" draw:text-style-name="P1" draw:layer="layout" svg:x1="6.902cm" svg:y1="3.556cm" svg:x2="6.902cm" svg:y2="7.587cm">
            <text:p/>
          </draw:line>
          <draw:line draw:style-name="gr7" draw:text-style-name="P1" draw:layer="layout" svg:x1="8.603cm" svg:y1="3.556cm" svg:x2="8.603cm" svg:y2="7.587cm">
            <text:p/>
          </draw:line>
          <draw:line draw:style-name="gr7" draw:text-style-name="P1" draw:layer="layout" svg:x1="5.334cm" svg:y1="4.9cm" svg:x2="10.261cm" svg:y2="4.9cm">
            <text:p/>
          </draw:line>
          <draw:line draw:style-name="gr7" draw:text-style-name="P1" draw:layer="layout" svg:x1="5.334cm" svg:y1="6.243cm" svg:x2="10.261cm" svg:y2="6.243cm">
            <text:p/>
          </draw:line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path draw:style-name="gr8" draw:text-style-name="P1" draw:layer="layout" svg:width="23.367cm" svg:height="16.509cm" svg:x="2.286cm" svg:y="2.086cm" svg:viewBox="0 0 23368 16510" svg:d="m3186 0c-1593 0-3186 1376-3186 2751v11005c0 1375 1593 2754 3186 2754h16992c1593 0 3190-1379 3190-2754v-11005c0-1375-1597-2751-3190-2751zm-3186 0zm23368 16510zm-15934-16510v16507zm8065 0v16507zm-15499 5502h23364zm0 5503h23364z">
          <text:p/>
        </draw:path>
        <draw:frame draw:style-name="gr5" draw:text-style-name="P3" draw:layer="layout" svg:width="2.356cm" svg:height="4.459cm" svg:x="5.01cm" svg:y="2.794cm">
          <draw:text-box>
            <text:p><text:span text:style-name="T2">A</text:span></text:p>
          </draw:text-box>
        </draw:frame>
        <draw:frame draw:style-name="gr9" draw:text-style-name="P3" draw:layer="layout" svg:width="2.356cm" svg:height="4.459cm" svg:x="12.578cm" svg:y="2.889cm">
          <draw:text-box>
            <text:p><text:span text:style-name="T2">B</text:span></text:p>
          </draw:text-box>
        </draw:frame>
        <draw:frame draw:style-name="gr9" draw:text-style-name="P3" draw:layer="layout" svg:width="2.509cm" svg:height="4.459cm" svg:x="20.32cm" svg:y="2.907cm">
          <draw:text-box>
            <text:p><text:span text:style-name="T2">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draw:path draw:style-name="gr10" draw:text-style-name="P1" draw:layer="layout" svg:width="23.367cm" svg:height="16.509cm" svg:x="2.286cm" svg:y="2.086cm" svg:viewBox="0 0 23368 16510" svg:d="m3186 0c-1593 0-3186 1376-3186 2751v11005c0 1375 1593 2754 3186 2754h16992c1593 0 3190-1379 3190-2754v-11005c0-1375-1597-2751-3190-2751zm-3186 0zm23368 16510zm-15934-16510v16507zm8065 0v16507zm-15499 5502h23364zm0 5503h23364z">
          <text:p/>
        </draw:path>
        <draw:frame draw:style-name="gr5" draw:text-style-name="P3" draw:layer="layout" svg:width="2.356cm" svg:height="4.459cm" svg:x="5.01cm" svg:y="2.794cm">
          <draw:text-box>
            <text:p><text:span text:style-name="T2">A</text:span></text:p>
          </draw:text-box>
        </draw:frame>
        <draw:frame draw:style-name="gr9" draw:text-style-name="P3" draw:layer="layout" svg:width="2.356cm" svg:height="4.459cm" svg:x="12.578cm" svg:y="2.889cm">
          <draw:text-box>
            <text:p><text:span text:style-name="T2">B</text:span></text:p>
          </draw:text-box>
        </draw:frame>
        <draw:frame draw:style-name="gr9" draw:text-style-name="P3" draw:layer="layout" svg:width="2.509cm" svg:height="4.459cm" svg:x="20.32cm" svg:y="2.907cm">
          <draw:text-box>
            <text:p><text:span text:style-name="T2">C</text:span></text:p>
          </draw:text-box>
        </draw:frame>
        <draw:frame draw:style-name="gr9" draw:text-style-name="P3" draw:layer="layout" svg:width="2.509cm" svg:height="4.459cm" svg:x="5.01cm" svg:y="8.128cm">
          <draw:text-box>
            <text:p><text:span text:style-name="T2">D</text:span></text:p>
          </draw:text-box>
        </draw:frame>
        <draw:frame draw:style-name="gr9" draw:text-style-name="P3" draw:layer="layout" svg:width="2.356cm" svg:height="4.459cm" svg:x="12.7cm" svg:y="8.128cm">
          <draw:text-box>
            <text:p><text:span text:style-name="T2">E</text:span></text:p>
          </draw:text-box>
        </draw:frame>
        <draw:frame draw:style-name="gr9" draw:text-style-name="P3" draw:layer="layout" svg:width="2.2cm" svg:height="4.459cm" svg:x="20.504cm" svg:y="8.128cm">
          <draw:text-box>
            <text:p><text:span text:style-name="T2">F</text:span></text:p>
          </draw:text-box>
        </draw:frame>
        <draw:frame draw:style-name="gr9" draw:text-style-name="P3" draw:layer="layout" svg:width="2.661cm" svg:height="4.459cm" svg:x="5.08cm" svg:y="13.575cm">
          <draw:text-box>
            <text:p><text:span text:style-name="T2">G</text:span></text:p>
          </draw:text-box>
        </draw:frame>
        <draw:frame draw:style-name="gr9" draw:text-style-name="P3" draw:layer="layout" svg:width="2.509cm" svg:height="4.459cm" svg:x="12.77cm" svg:y="13.575cm">
          <draw:text-box>
            <text:p><text:span text:style-name="T2">H</text:span></text:p>
          </draw:text-box>
        </draw:frame>
        <draw:frame draw:style-name="gr9" draw:text-style-name="P3" draw:layer="layout" svg:width="1.272cm" svg:height="4.459cm" svg:x="20.574cm" svg:y="13.575cm">
          <draw:text-box>
            <text:p><text:span text:style-name="T2">I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draw:g>
          <draw:path draw:style-name="gr10" draw:text-style-name="P1" draw:layer="layout" svg:width="11.937cm" svg:height="8.433cm" svg:x="0.508cm" svg:y="0.508cm" svg:viewBox="0 0 11938 8434" svg:d="m1628 0c-814 0-1628 703-1628 1405v5623c0 702 814 1406 1628 1406h8680c814 0 1630-704 1630-1406v-5623c0-702-816-1405-1630-1405zm-1628 0zm11938 8434zm-8140-8434v8433zm4120 0v8433zm-7918 2811h11936zm0 2811h11936z">
            <text:p/>
          </draw:path>
          <draw:g>
            <draw:frame draw:style-name="gr11" draw:text-style-name="P4" draw:layer="layout" svg:width="2.26cm" svg:height="4.277cm" svg:x="1.9cm" svg:y="0.87cm">
              <draw:text-box>
                <text:p text:style-name="P4"><text:span text:style-name="T3">A</text:span></text:p>
              </draw:text-box>
            </draw:frame>
            <draw:frame draw:style-name="gr11" draw:text-style-name="P3" draw:layer="layout" svg:width="2.26cm" svg:height="4.277cm" svg:x="5.765cm" svg:y="0.919cm">
              <draw:text-box>
                <text:p><text:span text:style-name="T3">B</text:span></text:p>
              </draw:text-box>
            </draw:frame>
            <draw:frame draw:style-name="gr12" draw:text-style-name="P4" draw:layer="layout" svg:width="2.407cm" svg:height="4.277cm" svg:x="9.721cm" svg:y="0.927cm">
              <draw:text-box>
                <text:p text:style-name="P4"><text:span text:style-name="T3">C</text:span></text:p>
              </draw:text-box>
            </draw:frame>
            <draw:frame draw:style-name="gr13" draw:text-style-name="P4" draw:layer="layout" svg:width="2.406cm" svg:height="4.277cm" svg:x="1.9cm" svg:y="3.595cm">
              <draw:text-box>
                <text:p text:style-name="P4"><text:span text:style-name="T3">D</text:span></text:p>
              </draw:text-box>
            </draw:frame>
            <draw:frame draw:style-name="gr14" draw:text-style-name="P5" draw:layer="layout" svg:width="2.259cm" svg:height="4.277cm" svg:x="5.829cm" svg:y="3.595cm">
              <draw:text-box>
                <text:p text:style-name="P5"><text:span text:style-name="T4">X</text:span></text:p>
              </draw:text-box>
            </draw:frame>
            <draw:frame draw:style-name="gr15" draw:text-style-name="P4" draw:layer="layout" svg:width="2.11cm" svg:height="4.277cm" svg:x="9.815cm" svg:y="3.595cm">
              <draw:text-box>
                <text:p text:style-name="P4"><text:span text:style-name="T3">F</text:span></text:p>
              </draw:text-box>
            </draw:frame>
            <draw:frame draw:style-name="gr16" draw:text-style-name="P4" draw:layer="layout" svg:width="2.553cm" svg:height="4.277cm" svg:x="1.935cm" svg:y="6.377cm">
              <draw:text-box>
                <text:p text:style-name="P4"><text:span text:style-name="T3">G</text:span></text:p>
              </draw:text-box>
            </draw:frame>
            <draw:frame draw:style-name="gr12" draw:text-style-name="P5" draw:layer="layout" svg:width="2.407cm" svg:height="4.277cm" svg:x="5.864cm" svg:y="6.377cm">
              <draw:text-box>
                <text:p text:style-name="P5"><text:span text:style-name="T4">X</text:span></text:p>
              </draw:text-box>
            </draw:frame>
            <draw:frame draw:style-name="gr17" draw:text-style-name="P5" draw:layer="layout" svg:width="1.632cm" svg:height="4.277cm" svg:x="9.85cm" svg:y="6.377cm">
              <draw:text-box>
                <text:p text:style-name="P5"><text:span text:style-name="T4">X</text:span></text:p>
              </draw:text-box>
            </draw:frame>
          </draw:g>
        </draw:g>
        <draw:g>
          <draw:path draw:style-name="gr10" draw:text-style-name="P1" draw:layer="layout" svg:width="11.937cm" svg:height="8.433cm" svg:x="15.494cm" svg:y="0.522cm" svg:viewBox="0 0 11938 8434" svg:d="m1628 0c-814 0-1628 703-1628 1405v5623c0 702 814 1406 1628 1406h8680c814 0 1630-704 1630-1406v-5623c0-702-816-1405-1630-1405zm-1628 0zm11938 8434zm-8140-8434v8433zm4120 0v8433zm-7918 2811h11936zm0 2811h11936z">
            <text:p/>
          </draw:path>
          <draw:g>
            <draw:frame draw:style-name="gr11" draw:text-style-name="P4" draw:layer="layout" svg:width="2.26cm" svg:height="4.277cm" svg:x="16.886cm" svg:y="0.884cm">
              <draw:text-box>
                <text:p text:style-name="P4"><text:span text:style-name="T3">A</text:span></text:p>
              </draw:text-box>
            </draw:frame>
            <draw:frame draw:style-name="gr11" draw:text-style-name="P3" draw:layer="layout" svg:width="2.26cm" svg:height="4.277cm" svg:x="20.751cm" svg:y="0.933cm">
              <draw:text-box>
                <text:p><text:span text:style-name="T3">B</text:span></text:p>
              </draw:text-box>
            </draw:frame>
            <draw:frame draw:style-name="gr12" draw:text-style-name="P4" draw:layer="layout" svg:width="2.407cm" svg:height="4.277cm" svg:x="24.707cm" svg:y="0.941cm">
              <draw:text-box>
                <text:p text:style-name="P4"><text:span text:style-name="T3">C</text:span></text:p>
              </draw:text-box>
            </draw:frame>
            <draw:frame draw:style-name="gr13" draw:text-style-name="P4" draw:layer="layout" svg:width="2.406cm" svg:height="4.277cm" svg:x="16.886cm" svg:y="3.609cm">
              <draw:text-box>
                <text:p text:style-name="P4"><text:span text:style-name="T3">D</text:span></text:p>
              </draw:text-box>
            </draw:frame>
            <draw:frame draw:style-name="gr15" draw:text-style-name="P4" draw:layer="layout" svg:width="2.11cm" svg:height="4.277cm" svg:x="24.801cm" svg:y="3.609cm">
              <draw:text-box>
                <text:p text:style-name="P4"><text:span text:style-name="T3">F</text:span></text:p>
              </draw:text-box>
            </draw:frame>
            <draw:frame draw:style-name="gr16" draw:text-style-name="P4" draw:layer="layout" svg:width="2.553cm" svg:height="4.277cm" svg:x="16.921cm" svg:y="6.391cm">
              <draw:text-box>
                <text:p text:style-name="P4"><text:span text:style-name="T3">G</text:span></text:p>
              </draw:text-box>
            </draw:frame>
          </draw:g>
        </draw:g>
        <draw:path draw:style-name="gr10" draw:text-style-name="P1" draw:layer="layout" svg:width="11.937cm" svg:height="8.433cm" svg:x="0.508cm" svg:y="12.247cm" svg:viewBox="0 0 11938 8434" svg:d="m1628 0c-814 0-1628 703-1628 1405v5623c0 702 814 1406 1628 1406h8680c814 0 1630-704 1630-1406v-5623c0-702-816-1405-1630-1405zm-1628 0zm11938 8434zm-8140-8434v8433zm4120 0v8433zm-7918 2811h11936zm0 2811h11936z">
          <text:p/>
        </draw:path>
        <draw:g>
          <draw:path draw:style-name="gr10" draw:text-style-name="P1" draw:layer="layout" svg:width="11.937cm" svg:height="8.433cm" svg:x="15.494cm" svg:y="12.261cm" svg:viewBox="0 0 11938 8434" svg:d="m1628 0c-814 0-1628 703-1628 1405v5623c0 702 814 1406 1628 1406h8680c814 0 1630-704 1630-1406v-5623c0-702-816-1405-1630-1405zm-1628 0zm11938 8434zm-8140-8434v8433zm4120 0v8433zm-7918 2811h11936zm0 2811h11936z">
            <text:p/>
          </draw:path>
          <draw:g>
            <draw:frame draw:style-name="gr11" draw:text-style-name="P4" draw:layer="layout" svg:width="2.26cm" svg:height="4.277cm" svg:x="16.886cm" svg:y="12.623cm">
              <draw:text-box>
                <text:p text:style-name="P4"><text:span text:style-name="T3">A</text:span></text:p>
              </draw:text-box>
            </draw:frame>
            <draw:frame draw:style-name="gr11" draw:text-style-name="P3" draw:layer="layout" svg:width="2.26cm" svg:height="4.277cm" svg:x="20.751cm" svg:y="12.672cm">
              <draw:text-box>
                <text:p><text:span text:style-name="T3">B</text:span></text:p>
              </draw:text-box>
            </draw:frame>
            <draw:frame draw:style-name="gr12" draw:text-style-name="P4" draw:layer="layout" svg:width="2.407cm" svg:height="4.277cm" svg:x="24.707cm" svg:y="12.68cm">
              <draw:text-box>
                <text:p text:style-name="P4"><text:span text:style-name="T3">C</text:span></text:p>
              </draw:text-box>
            </draw:frame>
            <draw:frame draw:style-name="gr13" draw:text-style-name="P4" draw:layer="layout" svg:width="2.406cm" svg:height="4.277cm" svg:x="16.886cm" svg:y="15.348cm">
              <draw:text-box>
                <text:p text:style-name="P4"><text:span text:style-name="T3">D</text:span></text:p>
              </draw:text-box>
            </draw:frame>
            <draw:frame draw:style-name="gr14" draw:text-style-name="P4" draw:layer="layout" svg:width="2.259cm" svg:height="4.277cm" svg:x="20.815cm" svg:y="15.348cm">
              <draw:text-box>
                <text:p text:style-name="P4"><text:span text:style-name="T3">E</text:span></text:p>
              </draw:text-box>
            </draw:frame>
            <draw:frame draw:style-name="gr15" draw:text-style-name="P4" draw:layer="layout" svg:width="2.11cm" svg:height="4.277cm" svg:x="24.801cm" svg:y="15.348cm">
              <draw:text-box>
                <text:p text:style-name="P4"><text:span text:style-name="T3">F</text:span></text:p>
              </draw:text-box>
            </draw:frame>
            <draw:frame draw:style-name="gr16" draw:text-style-name="P4" draw:layer="layout" svg:width="2.553cm" svg:height="4.277cm" svg:x="16.921cm" svg:y="18.13cm">
              <draw:text-box>
                <text:p text:style-name="P4"><text:span text:style-name="T3">G</text:span></text:p>
              </draw:text-box>
            </draw:frame>
            <draw:frame draw:style-name="gr12" draw:text-style-name="P4" draw:layer="layout" svg:width="2.407cm" svg:height="4.277cm" svg:x="20.85cm" svg:y="18.13cm">
              <draw:text-box>
                <text:p text:style-name="P4"><text:span text:style-name="T3">H</text:span></text:p>
              </draw:text-box>
            </draw:frame>
            <draw:frame draw:style-name="gr17" draw:text-style-name="P4" draw:layer="layout" svg:width="1.221cm" svg:height="4.277cm" svg:x="24.836cm" svg:y="18.13cm">
              <draw:text-box>
                <text:p text:style-name="P4"><text:span text:style-name="T3">I</text:span></text:p>
              </draw:text-box>
            </draw:frame>
          </draw:g>
        </draw:g>
        <draw:line draw:style-name="gr18" draw:text-style-name="P1" draw:layer="layout" svg:x1="12.7cm" svg:y1="5.08cm" svg:x2="15.24cm" svg:y2="5.08cm">
          <text:p/>
        </draw:line>
        <draw:line draw:style-name="gr18" draw:text-style-name="P1" draw:layer="layout" svg:x1="6.604cm" svg:y1="9.144cm" svg:x2="6.604cm" svg:y2="11.938cm">
          <text:p/>
        </draw:line>
        <draw:line draw:style-name="gr18" draw:text-style-name="P1" draw:layer="layout" svg:x1="21.59cm" svg:y1="9.144cm" svg:x2="21.59cm" svg:y2="11.938cm">
          <text:p/>
        </draw:line>
        <draw:line draw:style-name="gr18" draw:text-style-name="P1" draw:layer="layout" svg:x1="12.7cm" svg:y1="16.51cm" svg:x2="15.24cm" svg:y2="16.51cm">
          <text:p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sser </meta:initial-creator>
    <meta:creation-date>2012-12-18T00:11:38</meta:creation-date>
    <dc:date>2012-12-18T07:44:49</dc:date>
    <dc:creator>Wasser </dc:creator>
    <meta:editing-duration>P0D</meta:editing-duration>
    <meta:editing-cycles>2</meta:editing-cycles>
    <meta:generator>LibreOffice/3.6$Linux_X86_64 LibreOffice_project/360m1$Build-2</meta:generator>
    <meta:document-statistic meta:object-count="162"/>
  </office:meta>
</office:document-meta>
</file>